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f2fd" draw:textarea-horizontal-align="justify" draw:textarea-vertical-align="middle" draw:auto-grow-height="false" fo:min-height="10.25cm" fo:min-width="5.5cm" loext:decorative="false"/>
    </style:style>
    <style:style style:name="gr2" style:family="graphic" style:parent-style-name="standard">
      <style:graphic-properties svg:stroke-color="#ff5722" draw:fill-color="#fbe9e7" draw:textarea-horizontal-align="justify" draw:textarea-vertical-align="middle" draw:auto-grow-height="false" fo:min-height="10.25cm" fo:min-width="5.5cm" loext:decorative="false"/>
    </style:style>
    <style:style style:name="gr3" style:family="graphic" style:parent-style-name="standard">
      <style:graphic-properties svg:stroke-color="#e57373" draw:fill-color="#ffccbc" draw:textarea-horizontal-align="justify" draw:textarea-vertical-align="middle" draw:auto-grow-height="false" fo:min-height="6.451cm" fo:min-width="4.197cm" loext:decorative="false"/>
    </style:style>
    <style:style style:name="gr4" style:family="graphic" style:parent-style-name="standard">
      <style:graphic-properties svg:stroke-color="#536dfe" draw:fill-color="#bbdefb" draw:textarea-horizontal-align="justify" draw:textarea-vertical-align="middle" draw:auto-grow-height="false" fo:min-height="6.451cm" fo:min-width="4.197cm" loext:decorative="false"/>
    </style:style>
    <style:style style:name="gr5" style:family="graphic" style:parent-style-name="objectwithoutfill">
      <style:graphic-properties svg:stroke-color="#ff5722" draw:marker-end="Puntas_20_de_20_flecha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objectwithoutfill">
      <style:graphic-properties svg:stroke-color="#e64a19" draw:marker-end="Puntas_20_de_20_flecha_20_3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e64a19" draw:marker-end="Puntas_20_de_20_flecha_20_4" draw:marker-end-width="0.3cm" draw:fill="none" draw:textarea-vertical-align="middle" loext:decorative="false"/>
    </style:style>
    <style:style style:name="gr10" style:family="graphic" style:parent-style-name="standard">
      <style:graphic-properties draw:stroke="dash" draw:stroke-dash="Dot_20__28_Rounded_29_" svg:stroke-width="0.1cm" svg:stroke-color="#e64a19" draw:marker-start-width="0.35cm" draw:marker-end-width="0.35cm" svg:stroke-linecap="round" draw:fill="none" draw:textarea-horizontal-align="justify" draw:textarea-vertical-align="middle" draw:auto-grow-height="false" fo:min-height="12.25cm" fo:min-width="10.5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stroke="dash" draw:stroke-dash="Dot_20__28_Rounded_29_" svg:stroke-width="0.1cm" draw:marker-start-width="0.35cm" draw:marker-end-width="0.35cm" svg:stroke-linecap="round" draw:fill="none" draw:textarea-horizontal-align="justify" draw:textarea-vertical-align="middle" draw:auto-grow-height="false" fo:min-height="12.15cm" fo:min-width="10.4cm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solid" draw:fill-color="#66bb6a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897b" draw:fill="solid" draw:fill-color="#66bb6a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4" style:family="graphic" style:parent-style-name="objectwithoutfill">
      <style:graphic-properties svg:stroke-color="#e64a19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236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textarea-vertical-align="middle" draw:auto-grow-height="true" draw:auto-grow-width="false" fo:min-height="0.789cm" fo:min-width="0cm" fo:padding-top="0cm" fo:padding-bottom="0cm" fo:padding-left="0.125cm" fo:padding-right="0.125cm" loext:decorative="false"/>
      <style:paragraph-properties style:writing-mode="lr-tb"/>
    </style:style>
    <style:style style:name="gr17" style:family="graphic" style:parent-style-name="standard">
      <style:graphic-properties draw:stroke="solid" svg:stroke-width="0.1cm" svg:stroke-color="#000000" draw:marker-start-width="0.05cm" draw:marker-end-width="0.05cm" draw:fill="solid" draw:fill-color="#fff176" draw:textarea-horizontal-align="left" draw:auto-grow-height="true" draw:auto-grow-width="tru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P1" style:family="paragraph">
      <loext:graphic-properties draw:fill-color="#e3f2fd"/>
      <style:paragraph-properties fo:text-align="center"/>
    </style:style>
    <style:style style:name="P2" style:family="paragraph">
      <loext:graphic-properties draw:fill-color="#fbe9e7"/>
      <style:paragraph-properties fo:text-align="center"/>
    </style:style>
    <style:style style:name="P3" style:family="paragraph">
      <loext:graphic-properties draw:fill-color="#ffccbc"/>
      <style:paragraph-properties fo:text-align="center"/>
    </style:style>
    <style:style style:name="P4" style:family="paragraph">
      <loext:graphic-properties draw:fill-color="#bbdefb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letter-spacing="-0.03cm" fo:background-color="transparent"/>
    </style:style>
    <style:style style:name="P8" style:family="paragraph">
      <loext:graphic-properties draw:fill="none" draw:fill-color="#ffffff"/>
      <style:text-properties fo:font-size="10.5pt" fo:letter-spacing="-0.03cm" fo:background-color="transparent" style:font-size-asian="10.5pt" style:font-size-complex="10.5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solid" draw:fill-color="#66bb6a"/>
      <style:text-properties fo:font-size="12pt" style:font-size-asian="12pt" style:font-size-complex="12pt"/>
    </style:style>
    <style:style style:name="P11" style:family="paragraph">
      <style:text-properties fo:letter-spacing="-0.03cm"/>
    </style:style>
    <style:style style:name="P12" style:family="paragraph">
      <loext:graphic-properties draw:fill="none" draw:fill-color="#ffffff"/>
      <style:text-properties fo:font-size="10pt" fo:letter-spacing="-0.03cm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style:text-properties style:text-underline-style="solid" style:text-underline-width="auto" style:text-underline-color="font-color" fo:font-weight="bold"/>
    </style:style>
    <style:style style:name="P16" style:family="paragraph">
      <loext:graphic-properties draw:fill="solid" draw:fill-color="#fff176"/>
      <style:text-properties fo:font-size="32pt" style:text-underline-style="solid" style:text-underline-width="auto" style:text-underline-color="font-color" fo:font-weight="bold" style:font-size-asian="32pt" style:font-size-complex="3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cm" svg:height="10.5cm" svg:x="22.5cm" svg:y="8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10.5cm" svg:x="12.25cm" svg:y="8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97cm" svg:height="6.701cm" svg:x="13.5cm" svg:y="10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97cm" svg:height="6.701cm" svg:x="22.5cm" svg:y="10.699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8.197cm" svg:y1="12.15cm" svg:x2="22.447cm" svg:y2="12.15cm">
          <text:p/>
        </draw:line>
        <draw:line draw:style-name="gr6" draw:text-style-name="P5" draw:layer="layout" svg:x1="22.447cm" svg:y1="15.65cm" svg:x2="18.197cm" svg:y2="15.65cm">
          <text:p/>
        </draw:line>
        <draw:frame draw:style-name="gr7" draw:text-style-name="P6" draw:layer="layout" svg:width="2.725cm" svg:height="0.962cm" svg:x="11.25cm" svg:y="6.688cm">
          <draw:text-box>
            <text:p>FPGA 1</text:p>
          </draw:text-box>
        </draw:frame>
        <draw:frame draw:style-name="gr7" draw:text-style-name="P6" draw:layer="layout" svg:width="2.725cm" svg:height="0.962cm" svg:x="26.025cm" svg:y="6.65cm">
          <draw:text-box>
            <text:p>FPGA 2</text:p>
          </draw:text-box>
        </draw:frame>
        <draw:frame draw:style-name="gr7" draw:text-style-name="P8" draw:layer="layout" svg:width="3.986cm" svg:height="0.662cm" svg:x="18.5cm" svg:y="11.4cm">
          <draw:text-box>
            <text:p text:style-name="P7"><text:span text:style-name="T1">12.5Gbps x N.º Channels</text:span></text:p>
          </draw:text-box>
        </draw:frame>
        <draw:frame draw:style-name="gr7" draw:text-style-name="P8" draw:layer="layout" svg:width="3.986cm" svg:height="0.662cm" svg:x="18.514cm" svg:y="14.988cm">
          <draw:text-box>
            <text:p text:style-name="P7"><text:span text:style-name="T1">12.5Gbps x N.º Channels</text:span></text:p>
          </draw:text-box>
        </draw:frame>
        <draw:frame draw:style-name="gr7" draw:text-style-name="P9" draw:layer="layout" svg:width="2.695cm" svg:height="0.725cm" svg:x="14.55cm" svg:y="13.8cm">
          <draw:text-box>
            <text:p><text:span text:style-name="T2">Transceiver</text:span></text:p>
          </draw:text-box>
        </draw:frame>
        <draw:frame draw:style-name="gr7" draw:text-style-name="P9" draw:layer="layout" svg:width="2.695cm" svg:height="0.725cm" svg:x="23.555cm" svg:y="13.675cm">
          <draw:text-box>
            <text:p><text:span text:style-name="T2">Transceiver</text:span></text:p>
          </draw:text-box>
        </draw:frame>
        <draw:line draw:style-name="gr8" draw:text-style-name="P5" draw:layer="layout" svg:x1="11.25cm" svg:y1="12.25cm" svg:x2="12.25cm" svg:y2="12.25cm">
          <text:p/>
        </draw:line>
        <draw:line draw:style-name="gr9" draw:text-style-name="P5" draw:layer="layout" svg:x1="12.25cm" svg:y1="15.75cm" svg:x2="11.25cm" svg:y2="15.75cm">
          <text:p/>
        </draw:line>
        <draw:custom-shape draw:style-name="gr10" draw:text-style-name="P5" draw:layer="layout" svg:width="11cm" svg:height="12.5cm" svg:x="7.25cm" svg:y="7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1cm" svg:height="12.5cm" svg:x="22.5cm" svg:y="7.6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5cm" svg:height="0.725cm" svg:x="14.7cm" svg:y="9.501cm">
          <draw:text-box>
            <text:p><text:span text:style-name="T2">OpenFibre</text:span></text:p>
          </draw:text-box>
        </draw:frame>
        <draw:frame draw:style-name="gr13" draw:text-style-name="P10" draw:layer="layout" svg:width="2.5cm" svg:height="0.725cm" svg:x="23.75cm" svg:y="9.4cm">
          <draw:text-box>
            <text:p><text:span text:style-name="T2">OpenFibr</text:span><text:span text:style-name="T2">e</text:span></text:p>
          </draw:text-box>
        </draw:frame>
        <draw:line draw:style-name="gr14" draw:text-style-name="P5" draw:layer="layout" svg:x1="11.75cm" svg:y1="12cm" svg:x2="11.5cm" svg:y2="12.5cm">
          <text:p/>
        </draw:line>
        <draw:line draw:style-name="gr14" draw:text-style-name="P5" draw:layer="layout" svg:x1="12cm" svg:y1="15.5cm" svg:x2="11.75cm" svg:y2="16cm">
          <text:p/>
        </draw:line>
        <draw:frame draw:style-name="gr7" draw:text-style-name="P12" draw:layer="layout" svg:width="2.49cm" svg:height="0.645cm" svg:x="8.85cm" svg:y="11.95cm">
          <draw:text-box>
            <text:p text:style-name="P11"><text:span text:style-name="T3">Input data[31:0]</text:span></text:p>
          </draw:text-box>
        </draw:frame>
        <draw:frame draw:style-name="gr7" draw:text-style-name="P12" draw:layer="layout" svg:width="2.736cm" svg:height="0.645cm" svg:x="8.7cm" svg:y="15.4cm">
          <draw:text-box>
            <text:p text:style-name="P11"><text:span text:style-name="T3">Output data[31:0]</text:span></text:p>
          </draw:text-box>
        </draw:frame>
        <draw:line draw:style-name="gr8" draw:text-style-name="P5" draw:layer="layout" svg:x1="28.55cm" svg:y1="15.505cm" svg:x2="29.55cm" svg:y2="15.505cm">
          <text:p/>
        </draw:line>
        <draw:line draw:style-name="gr9" draw:text-style-name="P5" draw:layer="layout" svg:x1="29.55cm" svg:y1="11.905cm" svg:x2="28.55cm" svg:y2="11.905cm">
          <text:p/>
        </draw:line>
        <draw:line draw:style-name="gr14" draw:text-style-name="P5" draw:layer="layout" svg:x1="29.05cm" svg:y1="15.255cm" svg:x2="28.8cm" svg:y2="15.755cm">
          <text:p/>
        </draw:line>
        <draw:line draw:style-name="gr14" draw:text-style-name="P5" draw:layer="layout" svg:x1="29.3cm" svg:y1="11.655cm" svg:x2="29.05cm" svg:y2="12.155cm">
          <text:p/>
        </draw:line>
        <draw:frame draw:style-name="gr7" draw:text-style-name="P12" draw:layer="layout" svg:width="2.49cm" svg:height="0.645cm" svg:x="29.5cm" svg:y="11.605cm">
          <draw:text-box>
            <text:p text:style-name="P11"><text:span text:style-name="T3">I</text:span><text:span text:style-name="T3">n</text:span><text:span text:style-name="T3">p</text:span><text:span text:style-name="T3">u</text:span><text:span text:style-name="T3">t </text:span><text:span text:style-name="T3">d</text:span><text:span text:style-name="T3">a</text:span><text:span text:style-name="T3">t</text:span><text:span text:style-name="T3">a</text:span><text:span text:style-name="T3">[</text:span><text:span text:style-name="T3">3</text:span><text:span text:style-name="T3">1</text:span><text:span text:style-name="T3">:</text:span><text:span text:style-name="T3">0</text:span><text:span text:style-name="T3">]</text:span></text:p>
          </draw:text-box>
        </draw:frame>
        <draw:frame draw:style-name="gr15" draw:text-style-name="P12" draw:layer="layout" svg:width="2.736cm" svg:height="0.645cm" svg:x="29.4cm" svg:y="15.15cm">
          <draw:text-box>
            <text:p text:style-name="P11"><text:span text:style-name="T3">Output data[31:0]</text:span></text:p>
          </draw:text-box>
        </draw:frame>
        <draw:frame draw:style-name="gr16" draw:text-style-name="P14" draw:layer="layout" svg:width="3.75cm" svg:height="0.789cm" svg:x="13.75cm" svg:y="18.25cm">
          <draw:text-box>
            <text:p text:style-name="P13"><text:span text:style-name="T3"><text:s/></text:span><text:span text:style-name="T3">Freq_data = 200MHz</text:span></text:p>
          </draw:text-box>
        </draw:frame>
        <draw:frame draw:style-name="gr16" draw:text-style-name="P14" draw:layer="layout" svg:width="3.75cm" svg:height="0.789cm" svg:x="23.25cm" svg:y="18.211cm">
          <draw:text-box>
            <text:p text:style-name="P13"><text:span text:style-name="T3"><text:s/></text:span><text:span text:style-name="T3">Freq_data = 200MHz</text:span></text:p>
          </draw:text-box>
        </draw:frame>
        <draw:frame draw:style-name="gr17" draw:text-style-name="P16" draw:layer="layout" svg:width="11.109cm" svg:height="1.608cm" svg:x="14.25cm" svg:y="4.042cm">
          <draw:text-box>
            <text:p text:style-name="P15"><text:span text:style-name="T4">OpenFibre Protoco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1:53:42.350992358</meta:creation-date>
    <dc:date>2024-09-01T12:15:16.918334678</dc:date>
    <meta:editing-duration>PT8M25S</meta:editing-duration>
    <meta:editing-cycles>1</meta:editing-cycles>
    <meta:generator>LibreOffice/24.2.4.2$Linux_X86_64 LibreOffice_project/420$Build-2</meta:generator>
    <meta:document-statistic meta:object-count="31"/>
  </office:meta>
</office:document-meta>
</file>